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18" style:family="paragraph" style:parent-style-name="Footnote">
      <style:text-properties fo:language="en" fo:country="US" officeooo:rsid="00198fdb" officeooo:paragraph-rsid="0240b567"/>
    </style:style>
    <style:style style:name="P19" style:family="paragraph" style:parent-style-name="Standard" style:master-page-name="Standard">
      <style:paragraph-properties style:page-number="auto"/>
      <style:text-properties style:font-name="EB Garamond 12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1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811e5f" style:font-size-asian="11pt" style:font-size-complex="11pt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515e64" style:font-style-asian="italic" style:font-style-complex="italic"/>
    </style:style>
    <style:style style:name="T3" style:family="text">
      <style:text-properties fo:font-style="italic" officeooo:rsid="03807a9b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56c95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723946" style:font-style-asian="normal" style:font-style-complex="normal"/>
    </style:style>
    <style:style style:name="T16" style:family="text">
      <style:text-properties fo:font-style="normal" officeooo:rsid="0372cacb" style:font-style-asian="normal" style:font-style-complex="normal"/>
    </style:style>
    <style:style style:name="T17" style:family="text">
      <style:text-properties fo:font-style="normal" officeooo:rsid="0376442e" style:font-style-asian="normal" style:font-style-complex="normal"/>
    </style:style>
    <style:style style:name="T18" style:family="text">
      <style:text-properties fo:font-style="normal" officeooo:rsid="0376b5e4" style:font-style-asian="normal" style:font-style-complex="normal"/>
    </style:style>
    <style:style style:name="T19" style:family="text">
      <style:text-properties fo:font-style="normal" officeooo:rsid="0377ecff" style:font-style-asian="normal" style:font-style-complex="normal"/>
    </style:style>
    <style:style style:name="T20" style:family="text">
      <style:text-properties fo:font-style="normal" officeooo:rsid="037ad3cb" style:font-style-asian="normal" style:font-style-complex="normal"/>
    </style:style>
    <style:style style:name="T21" style:family="text">
      <style:text-properties fo:font-style="normal" officeooo:rsid="037c7a0d" style:font-style-asian="normal" style:font-style-complex="normal"/>
    </style:style>
    <style:style style:name="T22" style:family="text">
      <style:text-properties fo:font-style="normal" officeooo:rsid="037d8eb7" style:font-style-asian="normal" style:font-style-complex="normal"/>
    </style:style>
    <style:style style:name="T23" style:family="text">
      <style:text-properties fo:font-style="normal" officeooo:rsid="037efb39" style:font-style-asian="normal" style:font-style-complex="normal"/>
    </style:style>
    <style:style style:name="T24" style:family="text">
      <style:text-properties fo:font-style="normal" officeooo:rsid="03807a9b" style:font-style-asian="normal" style:font-style-complex="normal"/>
    </style:style>
    <style:style style:name="T25" style:family="text">
      <style:text-properties officeooo:rsid="000a14f6"/>
    </style:style>
    <style:style style:name="T26" style:family="text">
      <style:text-properties officeooo:rsid="005714b7"/>
    </style:style>
    <style:style style:name="T27" style:family="text">
      <style:text-properties officeooo:rsid="00880dbe"/>
    </style:style>
    <style:style style:name="T28" style:family="text">
      <style:text-properties officeooo:rsid="007c6d62"/>
    </style:style>
    <style:style style:name="T29" style:family="text">
      <style:text-properties officeooo:rsid="00836784"/>
    </style:style>
    <style:style style:name="T30" style:family="text">
      <style:text-properties officeooo:rsid="01e21ff5"/>
    </style:style>
    <style:style style:name="T31" style:family="text">
      <style:text-properties officeooo:rsid="0233449b"/>
    </style:style>
    <style:style style:name="T32" style:family="text">
      <style:text-properties officeooo:rsid="02317916"/>
    </style:style>
    <style:style style:name="T33" style:family="text">
      <style:text-properties officeooo:rsid="023d18e5"/>
    </style:style>
    <style:style style:name="T34" style:family="text">
      <style:text-properties officeooo:rsid="02867bcd"/>
    </style:style>
    <style:style style:name="T35" style:family="text">
      <style:text-properties officeooo:rsid="0063a409"/>
    </style:style>
    <style:style style:name="T36" style:family="text">
      <style:text-properties officeooo:rsid="034a2232"/>
    </style:style>
    <style:style style:name="T37" style:family="text">
      <style:text-properties officeooo:rsid="0355fad5"/>
    </style:style>
    <style:style style:name="T38" style:family="text">
      <style:text-properties officeooo:rsid="036e9576"/>
    </style:style>
    <style:style style:name="T39" style:family="text">
      <style:text-properties officeooo:rsid="036f1dcd"/>
    </style:style>
    <style:style style:name="T40" style:family="text">
      <style:text-properties officeooo:rsid="037944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Skala, 201<text:span text:style-name="T34">8</text:span></text:p>
      <text:p text:style-name="P15"/>
      <text:p text:style-name="P15"/>
      <text:p text:style-name="P13">© 201<text:span text:style-name="T34">8</text:span> by Wolfgang Skala. This edition is licensed under the<text:span text:style-name="T36"><text:line-break/></text:span>Creative Commons Attribution<text:span text:style-name="T27">-NonCommercial-ShareAlike</text:span> 4.0 International License.<text:span text:style-name="T36"><text:line-break/></text:span>To view a copy of this license, visit http://creativecommons.org/licenses/by<text:span text:style-name="T28">-nc-sa</text:span>/4.0/.</text:p>
      <text:p text:style-name="P12"/>
      <text:p text:style-name="P14">Music engraving by LilyPond 2.18.0 (http://www.lilypond.org).<text:span text:style-name="T26"><text:line-break/>Front matter</text:span> typeset with EB Garamond (http://www.georgduffner.at/ebgaramond).</text:p>
      <text:p text:style-name="P15"/>
      <text:p text:style-name="P11">First <text:span text:style-name="T30">version</text:span>, <text:span text:style-name="T40">June 2018</text:span></text:p>
      <text:p text:style-name="P21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<text:span text:style-name="T4">of the </text:span><text:span text:style-name="T2">Te Deum</text:span><text:span text:style-name="T4"> </text:span>bases upon <text:span text:style-name="T3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5">id42646141X</text:span> (siglum Mus.2973-D-<text:span text:style-name="T37">25</text:span>).</text:p>
      <text:p text:style-name="P5"/>
      <text:p text:style-name="P7">In general, this edition closely follows the autograph. Any changes <text:span text:style-name="T25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6"/>
      <text:p text:style-name="P17"/>
      <text:p text:style-name="P8"/>
      <text:p text:style-name="P22"><text:span text:style-name="T1">Bar<text:tab/>Staff<text:tab/>Note</text:span><text:span text:style-name="T12"><text:tab/></text:span><text:span text:style-name="T14"><text:line-break/></text:span><text:span text:style-name="T24">–<text:tab/>org</text:span><text:span text:style-name="T7"><text:note text:id="ftn1" text:note-class="footnote"><text:note-citation>1</text:note-citation><text:note-body><text:p text:style-name="P18">Abbreviations: A, alto; B, bass;<text:span text:style-name="T33"> Ms, manuscript; ob, oboe; o</text:span>rg, basses and organ; <text:span text:style-name="T33">r, rest;</text:span> S,<text:span text:style-name="T39"> </text:span>soprano; T<text:span text:style-name="T29">, </text:span>tenor; <text:span text:style-name="T38">tr, trumpet; vl</text:span>, violin;<text:span text:style-name="T38"> vla, viola</text:span>.</text:p></text:note-body></text:note></text:span><text:span text:style-name="T24"><text:tab/>Bass figures are missing throughout the Ms<text:line-break/><text:tab/><text:tab/>and were added by the editor.<text:line-break/></text:span><text:span text:style-name="T20">52<text:tab/>tr 2<text:tab/>1st half of bar in Ms: b′4–b′8–b′8<text:line-break/></text:span><text:span text:style-name="T16">89<text:tab/>T<text:tab/>1st half of bar in Ms: g′4–g′4<text:line-break/></text:span><text:span text:style-name="T14">91<text:tab/>org<text:tab/>1st eighth in Ms: A8</text:span><text:span text:style-name="T15"><text:line-break/>109<text:tab/>A<text:tab/>last quarter in Ms: g′4</text:span><text:span text:style-name="T17"><text:line-break/>128<text:tab/>vl 1<text:tab/>lower voice, 1st half of bar: e′4–e′4 missing in Ms</text:span><text:span text:style-name="T18"><text:line-break/>152<text:tab/>ob 1<text:tab/>2nd quarter in Ms: fis″8–e″8</text:span><text:span text:style-name="T21"><text:line-break/><text:line-break/></text:span><text:span text:style-name="T23">169<text:tab/>ob 2<text:tab/>bar in Ms: g′2–r4<text:line-break/></text:span><text:span text:style-name="T21">191<text:tab/>T<text:tab/>5th eighth in Ms: a′8</text:span><text:span text:style-name="T22"><text:line-break/>227<text:tab/>A<text:tab/>1st quarter in Ms: f′8–g′16–as′16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32">wolfgang</text:span> (at) <text:span text:style-name="T31">esser-skala</text:span>.at<text:span text:style-name="T32"> or create an issue or pull request on the edition’s GitHub page (https://github.com/skafdasschaf/ galuppi-te-deum-BurG-IV-3)</text:span>. Your help will be greatly appreciated.</text:p>
      <text:p text:style-name="P10"/>
      <text:p text:style-name="P10"/>
      <text:p text:style-name="P10"><text:span text:style-name="T6">Salzburg, </text:span><text:span text:style-name="T19">June</text:span><text:span text:style-name="T6"> 201</text:span><text:span text:style-name="T8">8</text:span><text:line-break/>Wolfgang Skala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5-31T11:59:42.678153516</dc:date>
    <dc:creator>Wolfgang Skala</dc:creator>
    <meta:editing-duration>P9DT18H5M51S</meta:editing-duration>
    <meta:editing-cycles>812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341" meta:character-count="2130" meta:non-whitespace-character-count="1787"/>
  </office:meta>
</office:document-meta>
</file>